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 New" svg:font-family="Courier New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top="0.0693in" fo:margin-left="0.7874in" fo:margin-right="0.5000in" fo:text-align="center"/>
      <style:text-properties style:font-name="Courier New" fo:font-size="16.0pt" fo:color="#000000"/>
    </style:style>
    <style:style style:name="P2" style:family="paragraph" style:parent-style-name="Standard">
      <style:paragraph-properties fo:text-align="center"/>
      <style:text-properties style:font-name="Courier New" fo:font-size="12.0pt"/>
    </style:style>
    <style:style style:name="P3" style:family="paragraph" style:parent-style-name="Standard">
      <style:paragraph-properties fo:text-align="center"/>
      <style:text-properties style:font-name="Courier New" fo:font-size="12.0pt" fo:color="#000000"/>
    </style:style>
    <style:style style:name="P4" style:family="paragraph" style:parent-style-name="Standard">
      <style:paragraph-properties fo:text-align="center"/>
      <style:text-properties style:font-name="Courier New" fo:font-size="10.0pt" fo:color="#000000"/>
    </style:style>
    <style:style style:name="P5" style:family="paragraph" style:parent-style-name="Standard">
      <style:paragraph-properties fo:margin-bottom="0.0835in" fo:text-align="justify" fo:line-height="120%"/>
      <style:text-properties style:font-name="Courier New" fo:font-size="12.0pt"/>
    </style:style>
    <style:style style:name="P6" style:family="paragraph" style:parent-style-name="Standard">
      <style:paragraph-properties fo:margin-bottom="0.0833in" fo:text-align="justify"/>
      <style:text-properties style:font-name="Courier New" fo:font-size="11.0pt" fo:color="#ff0000"/>
    </style:style>
    <style:style style:name="P7" style:family="paragraph" style:parent-style-name="Standard">
      <style:paragraph-properties fo:margin-left="0.5000in" fo:text-align="justify" fo:text-indent="-0.2500in"/>
      <style:text-properties style:font-name="Courier New" fo:font-size="11.0pt"/>
    </style:style>
    <style:style style:name="P8" style:family="paragraph" style:parent-style-name="Standard">
      <style:paragraph-properties fo:margin-bottom="0.0833in" fo:margin-left="0.5000in" fo:text-align="justify" fo:text-indent="-0.2500in"/>
      <style:text-properties style:font-name="Courier New" fo:font-size="11.0pt"/>
    </style:style>
    <style:style style:name="P9" style:family="paragraph" style:parent-style-name="Standard">
      <style:paragraph-properties fo:margin-bottom="0.0835in" fo:text-align="justify" fo:line-height="120%"/>
      <style:text-properties style:font-name="Courier New" fo:font-size="11.0pt"/>
    </style:style>
    <style:style style:name="P10" style:family="paragraph" style:parent-style-name="Standard">
      <style:paragraph-properties fo:margin-bottom="0.0835in" fo:line-height="120%"/>
      <style:text-properties style:font-name="Courier New" fo:font-size="11.0pt"/>
    </style:style>
    <style:style style:name="P11" style:family="paragraph" style:parent-style-name="Standard">
      <style:paragraph-properties fo:margin-bottom="0.0835in" fo:line-height="120%"/>
      <style:text-properties style:font-name="Courier New" fo:font-size="18.0pt"/>
    </style:style>
    <style:style style:name="P12" style:family="paragraph" style:parent-style-name="Standard">
      <style:paragraph-properties fo:margin-bottom="0.0835in" fo:line-height="120%"/>
      <style:text-properties style:font-name="Courier New" fo:font-size="12.0pt"/>
    </style:style>
    <style:style style:name="P13" style:family="paragraph" style:parent-style-name="Standard">
      <style:paragraph-properties fo:margin-bottom="0.0835in" fo:margin-left="0.7500in" fo:text-indent="-0.2500in" fo:line-height="120%"/>
      <style:text-properties style:font-name="Courier New" fo:font-size="12.0pt"/>
    </style:style>
    <style:style style:name="P14" style:family="paragraph" style:parent-style-name="Standard">
      <style:text-properties style:font-name="Courier New" fo:font-size="12.0pt"/>
    </style:style>
    <style:style style:name="T1" style:family="text">
      <style:text-properties fo:font-weight="bold" fo:font-weight-asian="bold" fo:font-weight-complex="bold" fo:color="#000000"/>
    </style:style>
    <style:style style:name="T2" style:family="text">
      <style:text-properties fo:font-weight="bold" fo:font-weight-asian="bold" fo:font-weight-complex="bold"/>
    </style:style>
    <style:style style:name="T3" style:family="text">
      <style:text-properties fo:font-size="12.0pt" fo:font-size-asian="12.0pt" fo:font-size-complex="12.0pt"/>
    </style:style>
    <style:style style:name="T4" style:family="text">
      <style:text-properties fo:font-size="14.0pt" fo:font-size-asian="14.0pt" fo:font-size-complex="14.0pt" fo:font-style="italic" fo:font-style-asian="italic" fo:font-style-complex="italic" fo:font-weight="bold" fo:font-weight-asian="bold" fo:font-weight-complex="bold"/>
    </style:style>
    <style:style style:name="T5" style:family="text">
      <style:text-properties fo:font-style="italic" fo:font-style-asian="italic" fo:font-style-complex="italic" fo:font-weight="bold" fo:font-weight-asian="bold" fo:font-weight-complex="bold"/>
    </style:style>
    <style:style style:name="T6" style:family="text">
      <style:text-properties fo:font-size="11.0pt" fo:font-size-asian="11.0pt" fo:font-size-complex="11.0pt" fo:font-weight="bold" fo:font-weight-asian="bold" fo:font-weight-complex="bold"/>
    </style:style>
    <style:style style:name="T7" style:family="text">
      <style:text-properties style:font-name="Times New Roman" fo:font-size="7.0pt" fo:font-size-asian="7.0pt" fo:font-size-complex="7.0pt"/>
    </style:style>
    <style:style style:name="T8" style:family="text">
      <style:text-properties style:text-underline-style="solid" fo:color="#1155cc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nstallation/Art</text:span><text:span text:style-name="T2"><text:s/>Template for ICLC 20</text:span><text:span text:style-name="T1">20</text:span><text:span text:style-name="T2"><text:line-break/>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<text:span text:style-name="T2">Artist 1</text:span></text:p>
          </table:table-cell>
          <table:table-cell table:style-name="TableCell1">
            <text:p text:style-name="P2"><text:span text:style-name="T2">Artist 2</text:span></text:p>
          </table:table-cell>
          <table:table-cell table:style-name="TableCell1">
            <text:p text:style-name="P2"><text:span text:style-name="T2">Artist 3</text:span></text:p>
          </table:table-cell>
        </table:table-row>
        <table:table-row>
          <table:table-cell table:style-name="TableCell1">
            <text:p text:style-name="P3">Affiliation1</text:p>
            <text:p text:style-name="P4">one@livecode.mx</text:p>
          </table:table-cell>
          <table:table-cell table:style-name="TableCell1">
            <text:p text:style-name="P3">Affiliation2</text:p>
            <text:p text:style-name="P4">two@onthefly.ca</text:p>
          </table:table-cell>
          <table:table-cell table:style-name="TableCell1">
            <text:p text:style-name="P3">Affiliation3</text:p>
            <text:p text:style-name="P4">three@creative.uk</text:p>
          </table:table-cell>
        </table:table-row>
      </table:table>
      <text:p text:style-name="P5"><text:span text:style-name="T2"/></text:p>
      <text:p text:style-name="P6"><text:span text:style-name="T2">Important info:</text:span></text:p>
      <text:list text:style-name="L1">
        <text:list-item>
          <text:p text:style-name="P7">●<text:tab/>your full proposal should be no longer than 2 pages (not including <text:s/>the questionnaire on page 2 of this template)</text:p>
        </text:list-item>
        <text:list-item>
          <text:p text:style-name="P8">●<text:tab/>please use this font and style</text:p>
        </text:list-item>
      </text:list>
      <text:p text:style-name="P5"><text:span text:style-name="T2"/></text:p>
      <text:p text:style-name="P5"><text:span text:style-name="T2">Description</text:span></text:p>
      <text:p text:style-name="P9">To propose an installation for the conference, please submit a detailed description (no more than 2 pages) and a stable link to a video or photo examples of the piece. Please support your submission with a clear description of your piece and discussion of influences and prior art as appropriate. <text:span text:style-name="T3"><text:s/></text:span></text:p>
      <text:p text:style-name="P5"><text:span text:style-name="T2"><text:line-break/>Biography</text:span></text:p>
      <text:p text:style-name="P10">Please provide a short biography (100-150 words for each contributor).</text:p>
      <text:p text:style-name="P11"><text:span text:style-name="T4"><text:line-break/></text:span><text:span text:style-name="T5">Technical Questionnaire</text:span></text:p>
      <text:p text:style-name="P10"><text:span text:style-name="T2">To be filled, saved and submitted with the Installation proposals. Please answer all the questions of the questionnaire.</text:span></text:p>
      <text:p text:style-name="P12"><text:span text:style-name="T6"><text:line-break/></text:span>1. Title of proposal:<text:line-break/><text:line-break/>2. Description of the setup for your installation:<text:line-break/><text:line-break/>3. Minimum environment conditions required for your installation (darkness, quietness, space, etc.) <text:line-break/><text:line-break/>4. Please specify what sound equipment are needed if required.<text:line-break/><text:line-break/>5. Please specify what projection/display equipment is needed if required.<text:line-break/><text:line-break/>6. Please specify what Internet requirements does the installation have:</text:p>
      <text:p text:style-name="P12"><text:s/></text:p>
      <text:p text:style-name="P13">·<text:span text:style-name="T7"><text:s text:c="7"/></text:span>No Internet requirements at all</text:p>
      <text:p text:style-name="P13">·<text:span text:style-name="T7"><text:s text:c="7"/></text:span>Basic Internet access (i.e. no publicly reachable sockets, low bandwidth)</text:p>
      <text:p text:style-name="P13">·<text:span text:style-name="T7"><text:s text:c="7"/></text:span>Other Internet access (i.e. publicly reachable open sockets, particular bandwidth requirements, etc) – please specify:</text:p>
      <text:p text:style-name="P12"><text:span text:style-name="T2"><text:s/></text:span></text:p>
      <text:p text:style-name="P12">7. If there are any other requirements the conference organizers should be aware of, please comment on them.</text:p>
      <text:p text:style-name="P12"><text:span text:style-name="T2"><text:s/></text:span></text:p>
      <text:p text:style-name="P14">*If you have any questions, please contact the Installations Chair at <text:a xlink:type="simple" xlink:href="mailto:nora.omurchu@ul.ie"><text:span text:style-name="T8">nora.omurchu@ul.ie</text:span></text:a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